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mat_drop.m</text:span><text:line-break/><text:line-break/>%%Dropout</text:p>
      <text:p text:style-name="Standard"></text:p>
      <text:p text:style-name="Standard">%Setup the parameters you will use for this code</text:p>
      <text:p text:style-name="Standard">input_layer_size <text:s/>= 400; <text:s/>% 20x20 Input Images of Digits</text:p>
      <text:p text:style-name="Standard">hidden_layer_size = 25; <text:s text:c="2"/>% 25 hidden units</text:p>
      <text:p text:style-name="Standard">num_labels = 10; <text:s text:c="9"/>% 10 labels, from 1 to 10 <text:s text:c="2"/></text:p>
      <text:p text:style-name="Standard"><text:s text:c="26"/>% (note that we have mapped "0" to label 10)</text:p>
      <text:p text:style-name="Standard"></text:p>
      <text:p text:style-name="Standard">%% =========== Loading and Visualizing Data =============</text:p>
      <text:p text:style-name="Standard"></text:p>
      <text:p text:style-name="Standard"></text:p>
      <text:p text:style-name="Standard">% Load Training Data</text:p>
      <text:p text:style-name="Standard">fprintf('Loading and Visualizing Data ...\n')</text:p>
      <text:p text:style-name="Standard"></text:p>
      <text:p text:style-name="Standard">load('ex4data1.mat');</text:p>
      <text:p text:style-name="Standard">m = size(X, 1);</text:p>
      <text:p text:style-name="Standard"></text:p>
      <text:p text:style-name="Standard">% Randomly select 100 data points to display</text:p>
      <text:p text:style-name="Standard">sel = randperm(size(X, 1));</text:p>
      <text:p text:style-name="Standard">sel = sel(1:100);</text:p>
      <text:p text:style-name="Standard"></text:p>
      <text:p text:style-name="Standard">%displayData(X(sel, :));</text:p>
      <text:p text:style-name="Standard"></text:p>
      <text:p text:style-name="Standard">fprintf('Program paused. Press enter to continue.\n');</text:p>
      <text:p text:style-name="Standard">%pause;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%% ================Initializing Pameters ================</text:p>
      <text:p text:style-name="Standard"></text:p>
      <text:p text:style-name="Standard"></text:p>
      <text:p text:style-name="Standard">fprintf('\nInitializing Neural Network Parameters ...\n')</text:p>
      <text:p text:style-name="Standard"></text:p>
      <text:p text:style-name="Standard">initial_Theta1 = randInitializeWeights(input_layer_size, hidden_layer_size);</text:p>
      <text:p text:style-name="Standard">initial_Theta2 = randInitializeWeights(hidden_layer_size, num_labels);</text:p>
      <text:p text:style-name="Standard"></text:p>
      <text:p text:style-name="Standard">% Unroll parameters</text:p>
      <text:p text:style-name="Standard">initial_nn_params = [initial_Theta1(:) ; initial_Theta2(:)];</text:p>
      <text:p text:style-name="Standard"></text:p>
      <text:p text:style-name="Standard"></text:p>
      <text:p text:style-name="Standard"></text:p>
      <text:p text:style-name="Standard">%%%%%i am adding %%%%%%%</text:p>
      <text:p text:style-name="Standard">for iteration = 1:1</text:p>
      <text:p text:style-name="Standard">increment = uint16(100); <text:s/>%used for deciding size of mini-batch</text:p>
      <text:p text:style-name="Standard"></text:p>
      <text:p text:style-name="Standard">increment</text:p>
      <text:p text:style-name="Standard"><text:soft-page-break/>for xyz = 1:increment:m <text:s text:c="2"/>%this for-loop iterates over all</text:p>
      <text:p text:style-name="Standard">fprintf('\n');</text:p>
      <text:p text:style-name="Standard">xyz</text:p>
      <text:p text:style-name="Standard">if xyz+increment&gt;m</text:p>
      <text:p text:style-name="Standard"><text:tab/>X_ran = X(xyz:m, :);</text:p>
      <text:p text:style-name="Standard"><text:tab/>y_ran = y(xyz:m);</text:p>
      <text:p text:style-name="Standard">else</text:p>
      <text:p text:style-name="Standard"><text:tab/>X_ran = X(xyz:xyz+increment, :);</text:p>
      <text:p text:style-name="Standard"><text:tab/>y_ran = y(xyz:xyz+increment);</text:p>
      <text:p text:style-name="Standard">end</text:p>
      <text:p text:style-name="Standard"></text:p>
      <text:p text:style-name="Standard">%%Randomly ommiting hidden units with probability 0.5</text:p>
      <text:p text:style-name="Standard">c = 0;</text:p>
      <text:p text:style-name="Standard">percent = 0.5;</text:p>
      <text:p text:style-name="Standard">ran_mat = rand(hidden_layer_size, 1);</text:p>
      <text:p text:style-name="Standard">for i=1:hidden_layer_size</text:p>
      <text:p text:style-name="Standard"><text:s text:c="4"/>if ran_mat(i)&gt;=percent</text:p>
      <text:p text:style-name="Standard"><text:tab/>c++;</text:p>
      <text:p text:style-name="Standard"><text:s text:c="4"/>end</text:p>
      <text:p text:style-name="Standard">end</text:p>
      <text:p text:style-name="Standard"></text:p>
      <text:p text:style-name="Standard"></text:p>
      <text:p text:style-name="Standard"><text:s text:c="3"/></text:p>
      <text:p text:style-name="Standard">ini_theta1_ran = zeros(c, input_layer_size+1);</text:p>
      <text:p text:style-name="Standard">ini_theta2_ran = zeros(num_labels, c+1);</text:p>
      <text:p text:style-name="Standard"></text:p>
      <text:p text:style-name="Standard">k=0;</text:p>
      <text:p text:style-name="Standard">for i=1:hidden_layer_size</text:p>
      <text:p text:style-name="Standard"><text:s text:c="4"/>if ran_mat(i)&gt;=percent</text:p>
      <text:p text:style-name="Standard"><text:tab/>k++;</text:p>
      <text:p text:style-name="Standard"><text:tab/>for j=1:input_layer_size+1</text:p>
      <text:p text:style-name="Standard"><text:tab/><text:tab/>ini_theta1_ran(k,j) = initial_Theta1(i, j);</text:p>
      <text:p text:style-name="Standard"><text:tab/>end</text:p>
      <text:p text:style-name="Standard"><text:tab/></text:p>
      <text:p text:style-name="Standard"><text:s text:c="4"/>end</text:p>
      <text:p text:style-name="Standard">end</text:p>
      <text:p text:style-name="Standard"></text:p>
      <text:p text:style-name="Standard"></text:p>
      <text:p text:style-name="Standard"></text:p>
      <text:p text:style-name="Standard">for i=1:num_labels</text:p>
      <text:p text:style-name="Standard"><text:tab/>ini_theta2_ran(i, 1) = initial_Theta2(i, 1);</text:p>
      <text:p text:style-name="Standard">end</text:p>
      <text:p text:style-name="Standard"></text:p>
      <text:p text:style-name="Standard">k=1;</text:p>
      <text:p text:style-name="Standard">for i=1:hidden_layer_size</text:p>
      <text:p text:style-name="Standard"><text:s text:c="4"/>if ran_mat(i)&gt;=percent</text:p>
      <text:p text:style-name="Standard"><text:tab/>k++;</text:p>
      <text:p text:style-name="Standard"><text:tab/>for j=1:num_labels</text:p>
      <text:p text:style-name="Standard"><text:tab/><text:tab/>ini_theta2_ran(j, k) = initial_Theta2(j, (i+1));</text:p>
      <text:p text:style-name="Standard"><text:tab/>end</text:p>
      <text:p text:style-name="Standard"><text:s text:c="4"/>end</text:p>
      <text:p text:style-name="Standard">end</text:p>
      <text:p text:style-name="Standard"><text:soft-page-break/></text:p>
      <text:p text:style-name="Standard">initial_nn_params_ran = [ini_theta1_ran(:) ; ini_theta2_ran(:)];</text:p>
      <text:p text:style-name="Standard"></text:p>
      <text:p text:style-name="Standard"></text:p>
      <text:p text:style-name="Standard">c</text:p>
      <text:p text:style-name="Standard">%%%%%%%% i have added %%%%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%% =================== <text:s/>Training NN ===================</text:p>
      <text:p text:style-name="Standard"></text:p>
      <text:p text:style-name="Standard">fprintf('\nTraining Neural Network... \n')</text:p>
      <text:p text:style-name="Standard"></text:p>
      <text:p text:style-name="Standard">options = optimset('MaxIter', 50);</text:p>
      <text:p text:style-name="Standard"></text:p>
      <text:p text:style-name="Standard"></text:p>
      <text:p text:style-name="Standard">lambda = 1;</text:p>
      <text:p text:style-name="Standard"></text:p>
      <text:p text:style-name="Standard">% Create "short hand" for the cost function to be minimized</text:p>
      <text:p text:style-name="Standard">costFunction = @(p) nnCostFunction(p, ...</text:p>
      <text:p text:style-name="Standard"><text:s text:c="35"/>input_layer_size, ...</text:p>
      <text:p text:style-name="Standard"><text:s text:c="35"/>c, ...</text:p>
      <text:p text:style-name="Standard"><text:s text:c="35"/>num_labels, X, y, lambda);</text:p>
      <text:p text:style-name="Standard"></text:p>
      <text:p text:style-name="Standard">% Now, costFunction is a function that takes in only one argument (the</text:p>
      <text:p text:style-name="Standard">% neural network parameters)</text:p>
      <text:p text:style-name="Standard">[nn_params_ran, cost] = fmincg(costFunction, initial_nn_params_ran, options);</text:p>
      <text:p text:style-name="Standard"></text:p>
      <text:p text:style-name="Standard">% Obtain Theta1 and Theta2 back from nn_params</text:p>
      <text:p text:style-name="Standard">ini_theta1_ran = reshape(nn_params_ran(1:c * (input_layer_size + 1)), ...</text:p>
      <text:p text:style-name="Standard"><text:s text:c="17"/>c, (input_layer_size + 1));</text:p>
      <text:p text:style-name="Standard"></text:p>
      <text:p text:style-name="Standard">ini_theta2_ran = reshape(nn_params_ran((1 + (c * (input_layer_size + 1))):end), ...</text:p>
      <text:p text:style-name="Standard"><text:s text:c="17"/>num_labels, (c + 1));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%%%%%</text:p>
      <text:p text:style-name="Standard">%putting back these in the original theta</text:p>
      <text:p text:style-name="Standard">%%%</text:p>
      <text:p text:style-name="Standard"></text:p>
      <text:p text:style-name="Standard">k=0;</text:p>
      <text:p text:style-name="Standard">for i=1:hidden_layer_size</text:p>
      <text:p text:style-name="Standard"><text:s text:c="4"/>if ran_mat(i)&gt;=percent</text:p>
      <text:p text:style-name="Standard"><text:soft-page-break/><text:tab/>k++;</text:p>
      <text:p text:style-name="Standard"><text:tab/>for j=1:input_layer_size+1</text:p>
      <text:p text:style-name="Standard"><text:tab/><text:tab/>initial_Theta1(i, j) = ini_theta1_ran(k,j);</text:p>
      <text:p text:style-name="Standard"><text:tab/>end</text:p>
      <text:p text:style-name="Standard"><text:tab/></text:p>
      <text:p text:style-name="Standard"><text:s text:c="4"/>end</text:p>
      <text:p text:style-name="Standard">end</text:p>
      <text:p text:style-name="Standard"></text:p>
      <text:p text:style-name="Standard"></text:p>
      <text:p text:style-name="Standard">k=1;</text:p>
      <text:p text:style-name="Standard">for i=1:num_labels</text:p>
      <text:p text:style-name="Standard"><text:tab/> initial_Theta2(i, 1) = ini_theta2_ran(i, 1);</text:p>
      <text:p text:style-name="Standard">end</text:p>
      <text:p text:style-name="Standard"></text:p>
      <text:p text:style-name="Standard">for i=1:hidden_layer_size</text:p>
      <text:p text:style-name="Standard"><text:s text:c="4"/>if ran_mat(i)&gt;=percent</text:p>
      <text:p text:style-name="Standard"><text:tab/>k++;</text:p>
      <text:p text:style-name="Standard"><text:tab/>for j=1:num_labels</text:p>
      <text:p text:style-name="Standard"><text:tab/><text:tab/>initial_Theta2(j, (i+1)) = ini_theta2_ran(j, k);</text:p>
      <text:p text:style-name="Standard"><text:tab/>end</text:p>
      <text:p text:style-name="Standard"><text:s text:c="4"/>end</text:p>
      <text:p text:style-name="Standard">end </text:p>
      <text:p text:style-name="Standard"></text:p>
      <text:p text:style-name="Standard"></text:p>
      <text:p text:style-name="Standard"></text:p>
      <text:p text:style-name="Standard">end %ending loop of xyz</text:p>
      <text:p text:style-name="Standard"></text:p>
      <text:p text:style-name="Standard">end %end of iterations loop</text:p>
      <text:p text:style-name="Standard"></text:p>
      <text:p text:style-name="Standard"></text:p>
      <text:p text:style-name="Standard">Theta1 = initial_Theta1;</text:p>
      <text:p text:style-name="Standard">Theta2 = initial_Theta2;</text:p>
      <text:p text:style-name="Standard"></text:p>
      <text:p text:style-name="Standard"></text:p>
      <text:p text:style-name="Standard"></text:p>
      <text:p text:style-name="Standard"></text:p>
      <text:p text:style-name="Standard">%% ================= Implement Predict =================</text:p>
      <text:p text:style-name="Standard"></text:p>
      <text:p text:style-name="Standard"></text:p>
      <text:p text:style-name="Standard">for i=1:size(Theta2, 1)</text:p>
      <text:p text:style-name="Standard"><text:s text:c="3"/>for j=1:size(Theta2, 2)</text:p>
      <text:p text:style-name="Standard"><text:tab/>Theta2(i, j) = Theta2(i, j)/2; <text:s/>%outgoing weights halved</text:p>
      <text:p text:style-name="Standard"><text:s text:c="4"/>end</text:p>
      <text:p text:style-name="Standard">end</text:p>
      <text:p text:style-name="Standard"></text:p>
      <text:p text:style-name="Standard"></text:p>
      <text:p text:style-name="Standard">pred = predict(Theta1, Theta2, X);</text:p>
      <text:p text:style-name="Standard"></text:p>
      <text:p text:style-name="Standard">fprintf('\nTraining Set Accuracy: %f\n', mean(double(pred == y)) * 100);</text:p>
      <text:p text:style-name="Standard"></text:p>
      <text:p text:style-name="Standard"></text:p>
      <text:p text:style-name="Standard"></text:p>
      <text:p text:style-name="Standard"><text:soft-page-break/>%max iter 50 .. and increment 100 -&gt; 94%</text:p>
      <text:p text:style-name="Standard">%max iter 20 .. and increment 100 -&gt; 89%</text:p>
      <text:p text:style-name="Standard">%max iter 15 .. and increment 100 -&gt; 91-93%</text:p>
      <text:p text:style-name="Standard">%max iter 10 .. and increment 100 -&gt; 89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00:21:16</meta:creation-date>
    <dc:date>2013-07-30T00:22:57</dc:date>
    <meta:editing-duration>P0D</meta:editing-duration>
    <meta:editing-cycles>1</meta:editing-cycles>
    <meta:document-statistic meta:table-count="0" meta:image-count="0" meta:object-count="0" meta:page-count="5" meta:paragraph-count="210" meta:word-count="479" meta:character-count="4006" meta:non-whitespace-character-count="3178"/>
    <meta:generator>LibreOffice/3.5$Linux_x86 LibreOffice_project/350m1$Build-2</meta:generator>
  </office:meta>
</office:document-meta>
</file>